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3e5" officeooo:paragraph-rsid="0016a3e5"/>
    </style:style>
    <style:style style:name="P2" style:family="paragraph" style:parent-style-name="Standard">
      <style:text-properties officeooo:rsid="001a0500" officeooo:paragraph-rsid="001a0500"/>
    </style:style>
    <style:style style:name="P3" style:family="paragraph" style:parent-style-name="Standard">
      <style:text-properties officeooo:rsid="0011abe2" officeooo:paragraph-rsid="001bdb01"/>
    </style:style>
    <style:style style:name="P4" style:family="paragraph" style:parent-style-name="Standard">
      <style:text-properties officeooo:rsid="001ce87c" officeooo:paragraph-rsid="001ce87c"/>
    </style:style>
    <style:style style:name="P5" style:family="paragraph" style:parent-style-name="Standard">
      <style:text-properties officeooo:rsid="000d03fb" officeooo:paragraph-rsid="0021d946"/>
    </style:style>
    <style:style style:name="P6" style:family="paragraph" style:parent-style-name="Standard">
      <style:text-properties officeooo:rsid="0021d946" officeooo:paragraph-rsid="0021d946"/>
    </style:style>
    <style:style style:name="P7" style:family="paragraph" style:parent-style-name="Standard">
      <style:text-properties officeooo:rsid="0021d946" officeooo:paragraph-rsid="001bdb01"/>
    </style:style>
    <style:style style:name="P8" style:family="paragraph" style:parent-style-name="Standard">
      <style:text-properties officeooo:rsid="0021d946" officeooo:paragraph-rsid="0021d946" fo:background-color="#ffff00"/>
    </style:style>
    <style:style style:name="P9" style:family="paragraph" style:parent-style-name="Standard">
      <style:text-properties officeooo:rsid="00249866" officeooo:paragraph-rsid="00249866" fo:background-color="#ffff00"/>
    </style:style>
    <style:style style:name="P10" style:family="paragraph" style:parent-style-name="Standard">
      <style:text-properties officeooo:rsid="00268bea" officeooo:paragraph-rsid="00268bea" fo:background-color="#6666ff"/>
    </style:style>
    <style:style style:name="T1" style:family="text">
      <style:text-properties officeooo:rsid="00132396"/>
    </style:style>
    <style:style style:name="T2" style:family="text">
      <style:text-properties officeooo:rsid="0021d946"/>
    </style:style>
    <style:style style:name="T3" style:family="text">
      <style:text-properties officeooo:rsid="00245d96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45d96" fo:background-color="#ffff00" loext:char-shading-value="0"/>
    </style:style>
    <style:style style:name="T6" style:family="text">
      <style:text-properties officeooo:rsid="00245d96" fo:background-color="#ffff00" loext:char-shading-value="0"/>
    </style:style>
    <style:style style:name="T7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ssues left to be tackled before shipment:</text:p>
      <text:p text:style-name="P5"/>
      <text:p text:style-name="P5"><text:span text:style-name="T2">1. </text:span>images <text:span text:style-name="T1">upload – Might have to use Carrier wave</text:span></text:p>
      <text:p text:style-name="P6">2.edit , delete comments </text:p>
      <text:p text:style-name="P6">3.edit , delete posts – idea has to be discussed <text:span text:style-name="T3">whether to include</text:span></text:p>
      <text:p text:style-name="P6">3.comments should be made less into numbers – too many comments showing up</text:p>
      <text:p text:style-name="P3"><text:span text:style-name="T2">4.</text:span><text:span text:style-name="T7">restriction of domain </text:span><text:span text:style-name="T6">to ait.asia</text:span><text:span text:style-name="T7">. <text:s/></text:span></text:p>
      <text:p text:style-name="P7">5.Motivation pics size contraint</text:p>
      <text:p text:style-name="P7">6.Profile pics inside comment shrinkage problem.</text:p>
      <text:p text:style-name="P1"><text:span text:style-name="T2">7.</text:span>No <text:span text:style-name="T2">ot</text:span>her pages should get access.</text:p>
      <text:p text:style-name="P4"><text:span text:style-name="T2">8.Sometimes </text:span>No image <text:span text:style-name="T3">is showing up.</text:span></text:p>
      <text:p text:style-name="P2"><text:span text:style-name="T2">9.</text:span>Search <text:span text:style-name="T3">posts with ajax </text:span>and votable <text:span text:style-name="T3">gem to be included</text:span></text:p>
      <text:p text:style-name="P8">10.Admin <text:span text:style-name="T3">access and restriction pages to only admin by can can can.</text:span></text:p>
      <text:p text:style-name="P9">11. ajax edit and delete post and comments</text:p>
      <text:p text:style-name="P9">12.notifications</text:p>
      <text:p text:style-name="P10">13.Log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0:13:10.134055389</meta:creation-date>
    <dc:date>2017-03-05T21:49:11.797953503</dc:date>
    <meta:editing-duration>P1DT19H48M4S</meta:editing-duration>
    <meta:editing-cycles>17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103" meta:character-count="633" meta:non-whitespace-character-count="538"/>
  </office:meta>
</office:document-meta>
</file>